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8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6917in"/>
    </style:style>
    <style:style style:name="co4" style:family="table-column">
      <style:table-column-properties fo:break-before="auto" style:column-width="0.7661in"/>
    </style:style>
    <style:style style:name="co5" style:family="table-column">
      <style:table-column-properties fo:break-before="auto" style:column-width="1.4071in"/>
    </style:style>
    <style:style style:name="co6" style:family="table-column">
      <style:table-column-properties fo:break-before="auto" style:column-width="0.6543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9555in"/>
    </style:style>
    <style:style style:name="co9" style:family="table-column">
      <style:table-column-properties fo:break-before="auto" style:column-width="1.6118in"/>
    </style:style>
    <style:style style:name="co10" style:family="table-column">
      <style:table-column-properties fo:break-before="auto" style:column-width="2.8945in"/>
    </style:style>
    <style:style style:name="co11" style:family="table-column">
      <style:table-column-properties fo:break-before="auto" style:column-width="1.5654in"/>
    </style:style>
    <style:style style:name="co12" style:family="table-column">
      <style:table-column-properties fo:break-before="auto" style:column-width="1.6583in"/>
    </style:style>
    <style:style style:name="co13" style:family="table-column">
      <style:table-column-properties fo:break-before="auto" style:column-width="1.8437in"/>
    </style:style>
    <style:style style:name="co14" style:family="table-column">
      <style:table-column-properties fo:break-before="auto" style:column-width="0.478in"/>
    </style:style>
    <style:style style:name="co15" style:family="table-column">
      <style:table-column-properties fo:break-before="auto" style:column-width="6.1283in"/>
    </style:style>
    <style:style style:name="co16" style:family="table-column">
      <style:table-column-properties fo:break-before="auto" style:column-width="4.7063in"/>
    </style:style>
    <style:style style:name="co17" style:family="table-column">
      <style:table-column-properties fo:break-before="auto" style:column-width="2.5783in"/>
    </style:style>
    <style:style style:name="co18" style:family="table-column">
      <style:table-column-properties fo:break-before="auto" style:column-width="1.1654in"/>
    </style:style>
    <style:style style:name="co19" style:family="table-column">
      <style:table-column-properties fo:break-before="auto" style:column-width="1.7972in"/>
    </style:style>
    <style:style style:name="co20" style:family="table-column">
      <style:table-column-properties fo:break-before="auto" style:column-width="2.1043in"/>
    </style:style>
    <style:style style:name="co21" style:family="table-column">
      <style:table-column-properties fo:break-before="auto" style:column-width="1.5374in"/>
    </style:style>
    <style:style style:name="co22" style:family="table-column">
      <style:table-column-properties fo:break-before="auto" style:column-width="0.8126in"/>
    </style:style>
    <style:style style:name="co23" style:family="table-column">
      <style:table-column-properties fo:break-before="auto" style:column-width="1.1839in"/>
    </style:style>
    <style:style style:name="co24" style:family="table-column">
      <style:table-column-properties fo:break-before="auto" style:column-width="0.2917in"/>
    </style:style>
    <style:style style:name="co25" style:family="table-column">
      <style:table-column-properties fo:break-before="auto" style:column-width="0.3756in"/>
    </style:style>
    <style:style style:name="co26" style:family="table-column">
      <style:table-column-properties fo:break-before="auto" style:column-width="1.0354in"/>
    </style:style>
    <style:style style:name="co27" style:family="table-column">
      <style:table-column-properties fo:break-before="auto" style:column-width="1.3327in"/>
    </style:style>
    <style:style style:name="co28" style:family="table-column">
      <style:table-column-properties fo:break-before="auto" style:column-width="1.4535in"/>
    </style:style>
    <style:style style:name="co29" style:family="table-column">
      <style:table-column-properties fo:break-before="auto" style:column-width="1.4811in"/>
    </style:style>
    <style:style style:name="co30" style:family="table-column">
      <style:table-column-properties fo:break-before="auto" style:column-width="1.3425in"/>
    </style:style>
    <style:style style:name="co31" style:family="table-column">
      <style:table-column-properties fo:break-before="auto" style:column-width="1.3602in"/>
    </style:style>
    <style:style style:name="co32" style:family="table-column">
      <style:table-column-properties fo:break-before="auto" style:column-width="1.2583in"/>
    </style:style>
    <style:style style:name="co33" style:family="table-column">
      <style:table-column-properties fo:break-before="auto" style:column-width="1.2681in"/>
    </style:style>
    <style:style style:name="co34" style:family="table-column">
      <style:table-column-properties fo:break-before="auto" style:column-width="1.2028in"/>
    </style:style>
    <style:style style:name="co35" style:family="table-column">
      <style:table-column-properties fo:break-before="auto" style:column-width="1.3701in"/>
    </style:style>
    <style:style style:name="co36" style:family="table-column">
      <style:table-column-properties fo:break-before="auto" style:column-width="0.989in"/>
    </style:style>
    <style:style style:name="co37" style:family="table-column">
      <style:table-column-properties fo:break-before="auto" style:column-width="1.6764in"/>
    </style:style>
    <style:style style:name="co38" style:family="table-column">
      <style:table-column-properties fo:break-before="auto" style:column-width="1.602in"/>
    </style:style>
    <style:style style:name="co39" style:family="table-column">
      <style:table-column-properties fo:break-before="auto" style:column-width="1.3236in"/>
    </style:style>
    <style:style style:name="co40" style:family="table-column">
      <style:table-column-properties fo:break-before="auto" style:column-width="1.1563in"/>
    </style:style>
    <style:style style:name="co41" style:family="table-column">
      <style:table-column-properties fo:break-before="auto" style:column-width="1.6673in"/>
    </style:style>
    <style:style style:name="co42" style:family="table-column">
      <style:table-column-properties fo:break-before="auto" style:column-width="1.8346in"/>
    </style:style>
    <style:style style:name="co43" style:family="table-column">
      <style:table-column-properties fo:break-before="auto" style:column-width="1.7791in"/>
    </style:style>
    <style:style style:name="co44" style:family="table-column">
      <style:table-column-properties fo:break-before="auto" style:column-width="1.8252in"/>
    </style:style>
    <style:style style:name="co45" style:family="table-column">
      <style:table-column-properties fo:break-before="auto" style:column-width="1.3882in"/>
    </style:style>
    <style:style style:name="co46" style:family="table-column">
      <style:table-column-properties fo:break-before="auto" style:column-width="1.5189in"/>
    </style:style>
    <style:style style:name="co47" style:family="table-column">
      <style:table-column-properties fo:break-before="auto" style:column-width="1.7228in"/>
    </style:style>
    <style:style style:name="co48" style:family="table-column">
      <style:table-column-properties fo:break-before="auto" style:column-width="1.7417in"/>
    </style:style>
    <style:style style:name="co49" style:family="table-column">
      <style:table-column-properties fo:break-before="auto" style:column-width="1.6953in"/>
    </style:style>
    <style:style style:name="co50" style:family="table-column">
      <style:table-column-properties fo:break-before="auto" style:column-width="2.011in"/>
    </style:style>
    <style:style style:name="co51" style:family="table-column">
      <style:table-column-properties fo:break-before="auto" style:column-width="1.7327in"/>
    </style:style>
    <style:style style:name="co52" style:family="table-column">
      <style:table-column-properties fo:break-before="auto" style:column-width="1.5839in"/>
    </style:style>
    <style:style style:name="co53" style:family="table-column">
      <style:table-column-properties fo:break-before="auto" style:column-width="1.3516in"/>
    </style:style>
    <style:style style:name="co54" style:family="table-column">
      <style:table-column-properties fo:break-before="auto" style:column-width="1.4346in"/>
    </style:style>
    <style:style style:name="co55" style:family="table-column">
      <style:table-column-properties fo:break-before="auto" style:column-width="1.4256in"/>
    </style:style>
    <style:style style:name="co56" style:family="table-column">
      <style:table-column-properties fo:break-before="auto" style:column-width="1.1374in"/>
    </style:style>
    <style:style style:name="co57" style:family="table-column">
      <style:table-column-properties fo:break-before="auto" style:column-width="1.9181in"/>
    </style:style>
    <style:style style:name="co58" style:family="table-column">
      <style:table-column-properties fo:break-before="auto" style:column-width="1.6862in"/>
    </style:style>
    <style:style style:name="co59" style:family="table-column">
      <style:table-column-properties fo:break-before="auto" style:column-width="1.9in"/>
    </style:style>
    <style:style style:name="co60" style:family="table-column">
      <style:table-column-properties fo:break-before="auto" style:column-width="1.528in"/>
    </style:style>
    <style:style style:name="co61" style:family="table-column">
      <style:table-column-properties fo:break-before="auto" style:column-width="0.5146in"/>
    </style:style>
    <style:style style:name="co62" style:family="table-column">
      <style:table-column-properties fo:break-before="auto" style:column-width="0.6728in"/>
    </style:style>
    <style:style style:name="co63" style:family="table-column">
      <style:table-column-properties fo:break-before="auto" style:column-width="0.8028in"/>
    </style:style>
    <style:style style:name="co64" style:family="table-column">
      <style:table-column-properties fo:break-before="auto" style:column-width="0.9799in"/>
    </style:style>
    <style:style style:name="co65" style:family="table-column">
      <style:table-column-properties fo:break-before="auto" style:column-width="0.8492in"/>
    </style:style>
    <style:style style:name="co66" style:family="table-column">
      <style:table-column-properties fo:break-before="auto" style:column-width="1.2118in"/>
    </style:style>
    <style:style style:name="co67" style:family="table-column">
      <style:table-column-properties fo:break-before="auto" style:column-width="1.3047in"/>
    </style:style>
    <style:style style:name="co68" style:family="table-column">
      <style:table-column-properties fo:break-before="auto" style:column-width="0.5335in"/>
    </style:style>
    <style:style style:name="co69" style:family="table-column">
      <style:table-column-properties fo:break-before="auto" style:column-width="0.7382in"/>
    </style:style>
    <style:style style:name="co70" style:family="table-column">
      <style:table-column-properties fo:break-before="auto" style:column-width="2.3083in"/>
    </style:style>
    <style:style style:name="co71" style:family="table-column">
      <style:table-column-properties fo:break-before="auto" style:column-width="1.5929in"/>
    </style:style>
    <style:style style:name="co72" style:family="table-column">
      <style:table-column-properties fo:break-before="auto" style:column-width="2.4291in"/>
    </style:style>
    <style:style style:name="co73" style:family="table-column">
      <style:table-column-properties fo:break-before="auto" style:column-width="2.6709in"/>
    </style:style>
    <style:style style:name="co74" style:family="table-column">
      <style:table-column-properties fo:break-before="auto" style:column-width="0.9236in"/>
    </style:style>
    <style:style style:name="co75" style:family="table-column">
      <style:table-column-properties fo:break-before="auto" style:column-width="1.2217in"/>
    </style:style>
    <style:style style:name="co76" style:family="table-column">
      <style:table-column-properties fo:break-before="auto" style:column-width="1.6299in"/>
    </style:style>
    <style:style style:name="co77" style:family="table-column">
      <style:table-column-properties fo:break-before="auto" style:column-width="0.8402in"/>
    </style:style>
    <style:style style:name="co78" style:family="table-column">
      <style:table-column-properties fo:break-before="auto" style:column-width="0.8866in"/>
    </style:style>
    <style:style style:name="co79" style:family="table-column">
      <style:table-column-properties fo:break-before="auto" style:column-width="2.039in"/>
    </style:style>
    <style:style style:name="co80" style:family="table-column">
      <style:table-column-properties fo:break-before="auto" style:column-width="0.4866in"/>
    </style:style>
    <style:style style:name="co81" style:family="table-column">
      <style:table-column-properties fo:break-before="auto" style:column-width="2.6429in"/>
    </style:style>
    <style:style style:name="co82" style:family="table-column">
      <style:table-column-properties fo:break-before="auto" style:column-width="1.1189in"/>
    </style:style>
    <style:style style:name="co83" style:family="table-column">
      <style:table-column-properties fo:break-before="auto" style:column-width="1.0634in"/>
    </style:style>
    <style:style style:name="co84" style:family="table-column">
      <style:table-column-properties fo:break-before="auto" style:column-width="2.1874in"/>
    </style:style>
    <style:style style:name="co85" style:family="table-column">
      <style:table-column-properties fo:break-before="auto" style:column-width="0.9146in"/>
    </style:style>
    <style:style style:name="co86" style:family="table-column">
      <style:table-column-properties fo:break-before="auto" style:column-width="0.8772in"/>
    </style:style>
    <style:style style:name="co87" style:family="table-column">
      <style:table-column-properties fo:break-before="auto" style:column-width="1.072in"/>
    </style:style>
    <style:style style:name="co88" style:family="table-column">
      <style:table-column-properties fo:break-before="auto" style:column-width="0.7563in"/>
    </style:style>
    <style:style style:name="co89" style:family="table-column">
      <style:table-column-properties fo:break-before="auto" style:column-width="0.7472in"/>
    </style:style>
    <style:style style:name="co90" style:family="table-column">
      <style:table-column-properties fo:break-before="auto" style:column-width="0.9335in"/>
    </style:style>
    <style:style style:name="co91" style:family="table-column">
      <style:table-column-properties fo:break-before="auto" style:column-width="0.7752in"/>
    </style:style>
    <style:style style:name="co92" style:family="table-column">
      <style:table-column-properties fo:break-before="auto" style:column-width="1.2398in"/>
    </style:style>
    <style:style style:name="co93" style:family="table-column">
      <style:table-column-properties fo:break-before="auto" style:column-width="0.5799in"/>
    </style:style>
    <style:style style:name="co94" style:family="table-column">
      <style:table-column-properties fo:break-before="auto" style:column-width="0.552in"/>
    </style:style>
    <style:style style:name="co95" style:family="table-column">
      <style:table-column-properties fo:break-before="auto" style:column-width="1.7047in"/>
    </style:style>
    <style:style style:name="co96" style:family="table-column">
      <style:table-column-properties fo:break-before="auto" style:column-width="0.1898in"/>
    </style:style>
    <style:style style:name="co97" style:family="table-column">
      <style:table-column-properties fo:break-before="auto" style:column-width="0.7008in"/>
    </style:style>
    <style:style style:name="co98" style:family="table-column">
      <style:table-column-properties fo:break-before="auto" style:column-width="0.7102in"/>
    </style:style>
    <style:style style:name="co99" style:family="table-column">
      <style:table-column-properties fo:break-before="auto" style:column-width="1.0819in"/>
    </style:style>
    <style:style style:name="co100" style:family="table-column">
      <style:table-column-properties fo:break-before="auto" style:column-width="1.0445in"/>
    </style:style>
    <style:style style:name="co101" style:family="table-column">
      <style:table-column-properties fo:break-before="auto" style:column-width="0.9425in"/>
    </style:style>
    <style:style style:name="co102" style:family="table-column">
      <style:table-column-properties fo:break-before="auto" style:column-width="0.8957in"/>
    </style:style>
    <style:style style:name="co103" style:family="table-column">
      <style:table-column-properties fo:break-before="auto" style:column-width="0.561in"/>
    </style:style>
    <style:style style:name="co104" style:family="table-column">
      <style:table-column-properties fo:break-before="auto" style:column-width="1.9835in"/>
    </style:style>
    <style:style style:name="co105" style:family="table-column">
      <style:table-column-properties fo:break-before="auto" style:column-width="0.6173in"/>
    </style:style>
    <style:style style:name="co106" style:family="table-column">
      <style:table-column-properties fo:break-before="auto" style:column-width="1.2957in"/>
    </style:style>
    <style:style style:name="co107" style:family="table-column">
      <style:table-column-properties fo:break-before="auto" style:column-width="0.6638in"/>
    </style:style>
    <style:style style:name="co108" style:family="table-column">
      <style:table-column-properties fo:break-before="auto" style:column-width="0.6075in"/>
    </style:style>
    <style:style style:name="co109" style:family="table-column">
      <style:table-column-properties fo:break-before="auto" style:column-width="0.998in"/>
    </style:style>
    <style:style style:name="co110" style:family="table-column">
      <style:table-column-properties fo:break-before="auto" style:column-width="1.1283in"/>
    </style:style>
    <style:style style:name="co111" style:family="table-column">
      <style:table-column-properties fo:break-before="auto" style:column-width="1.0543in"/>
    </style:style>
    <style:style style:name="co112" style:family="table-column">
      <style:table-column-properties fo:break-before="auto" style:column-width="1.5465in"/>
    </style:style>
    <style:style style:name="co113" style:family="table-column">
      <style:table-column-properties fo:break-before="auto" style:column-width="1.1098in"/>
    </style:style>
    <style:style style:name="co114" style:family="table-column">
      <style:table-column-properties fo:break-before="auto" style:column-width="1.3138in"/>
    </style:style>
    <style:style style:name="co115" style:family="table-column">
      <style:table-column-properties fo:break-before="auto" style:column-width="1.4909in"/>
    </style:style>
    <style:style style:name="co116" style:family="table-column">
      <style:table-column-properties fo:break-before="auto" style:column-width="1.1008in"/>
    </style:style>
    <style:style style:name="co117" style:family="table-column">
      <style:table-column-properties fo:break-before="auto" style:column-width="0.7283in"/>
    </style:style>
    <style:style style:name="co118" style:family="table-column">
      <style:table-column-properties fo:break-before="auto" style:column-width="0.505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7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9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8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2" table:default-cell-style-name="Default"/>
        <table:table-column table:style-name="co7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9" table:default-cell-style-name="Default"/>
        <table:table-column table:style-name="co29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3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number-columns-repeated="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8" table:default-cell-style-name="Default"/>
        <table:table-column table:style-name="co30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7" table:default-cell-style-name="Default"/>
        <table:table-column table:style-name="co7" table:default-cell-style-name="Default"/>
        <table:table-column table:style-name="co47" table:default-cell-style-name="Default"/>
        <table:table-column table:style-name="co12" table:default-cell-style-name="Default"/>
        <table:table-column table:style-name="co45" table:default-cell-style-name="Default"/>
        <table:table-column table:style-name="co7" table:default-cell-style-name="Default"/>
        <table:table-column table:style-name="co28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7" table:default-cell-style-name="Default"/>
        <table:table-column table:style-name="co60" table:default-cell-style-name="Default"/>
        <table:table-column table:style-name="co11" table:default-cell-style-name="Default"/>
        <table:table-column table:style-name="co52" table:number-columns-repeated="2" table:default-cell-style-name="Default"/>
        <table:table-column table:style-name="co1" table:default-cell-style-name="Default"/>
        <table:table-column table:style-name="co9" table:default-cell-style-name="Default"/>
        <table:table-column table:style-name="co7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7" table:default-cell-style-name="Default"/>
        <table:table-column table:style-name="co65" table:default-cell-style-name="Default"/>
        <table:table-column table:style-name="co61" table:default-cell-style-name="Default"/>
        <table:table-column table:style-name="co7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43" table:default-cell-style-name="Default"/>
        <table:table-column table:style-name="co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" table:default-cell-style-name="Default"/>
        <table:table-column table:style-name="co68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7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7" table:default-cell-style-name="Default"/>
        <table:table-column table:style-name="co66" table:default-cell-style-name="Default"/>
        <table:table-column table:style-name="co26" table:default-cell-style-name="Default"/>
        <table:table-column table:style-name="co87" table:default-cell-style-name="Default"/>
        <table:table-column table:style-name="co7" table:number-columns-repeated="2" table:default-cell-style-name="Default"/>
        <table:table-column table:style-name="co83" table:default-cell-style-name="Default"/>
        <table:table-column table:style-name="co88" table:default-cell-style-name="Default"/>
        <table:table-column table:style-name="co3" table:default-cell-style-name="Default"/>
        <table:table-column table:style-name="co7" table:number-columns-repeated="3" table:default-cell-style-name="Default"/>
        <table:table-column table:style-name="co89" table:default-cell-style-name="Default"/>
        <table:table-column table:style-name="co63" table:default-cell-style-name="Default"/>
        <table:table-column table:style-name="co82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7" table:default-cell-style-name="Default"/>
        <table:table-column table:style-name="co64" table:default-cell-style-name="Default"/>
        <table:table-column table:style-name="co90" table:default-cell-style-name="Default"/>
        <table:table-column table:style-name="co7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61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26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67" table:default-cell-style-name="Default"/>
        <table:table-column table:style-name="co7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7" table:default-cell-style-name="Default"/>
        <table:table-column table:style-name="co55" table:default-cell-style-name="Default"/>
        <table:table-column table:style-name="co40" table:default-cell-style-name="Default"/>
        <table:table-column table:style-name="co29" table:default-cell-style-name="Default"/>
        <table:table-column table:style-name="co3" table:default-cell-style-name="Default"/>
        <table:table-column table:style-name="co61" table:default-cell-style-name="Default"/>
        <table:table-column table:style-name="co7" table:default-cell-style-name="Default"/>
        <table:table-column table:style-name="co55" table:default-cell-style-name="Default"/>
        <table:table-column table:style-name="co40" table:default-cell-style-name="Default"/>
        <table:table-column table:style-name="co29" table:default-cell-style-name="Default"/>
        <table:table-column table:style-name="co3" table:default-cell-style-name="Default"/>
        <table:table-column table:style-name="co61" table:default-cell-style-name="Default"/>
        <table:table-column table:style-name="co7" table:default-cell-style-name="Default"/>
        <table:table-column table:style-name="co97" table:default-cell-style-name="Default"/>
        <table:table-column table:style-name="co26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67" table:default-cell-style-name="Default"/>
        <table:table-column table:style-name="co7" table:default-cell-style-name="Default"/>
        <table:table-column table:style-name="co78" table:default-cell-style-name="Default"/>
        <table:table-column table:style-name="co102" table:default-cell-style-name="Default"/>
        <table:table-column table:style-name="co89" table:default-cell-style-name="Default"/>
        <table:table-column table:style-name="co80" table:default-cell-style-name="Default"/>
        <table:table-column table:style-name="co7" table:default-cell-style-name="Default"/>
        <table:table-column table:style-name="co3" table:default-cell-style-name="Default"/>
        <table:table-column table:style-name="co61" table:default-cell-style-name="Default"/>
        <table:table-column table:style-name="co23" table:default-cell-style-name="Default"/>
        <table:table-column table:style-name="co93" table:default-cell-style-name="Default"/>
        <table:table-column table:style-name="co103" table:default-cell-style-name="Default"/>
        <table:table-column table:style-name="co7" table:default-cell-style-name="Default"/>
        <table:table-column table:style-name="co3" table:default-cell-style-name="Default"/>
        <table:table-column table:style-name="co61" table:default-cell-style-name="Default"/>
        <table:table-column table:style-name="co7" table:default-cell-style-name="Default"/>
        <table:table-column table:style-name="co97" table:default-cell-style-name="Default"/>
        <table:table-column table:style-name="co26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67" table:default-cell-style-name="Default"/>
        <table:table-column table:style-name="co7" table:default-cell-style-name="Default"/>
        <table:table-column table:style-name="co94" table:default-cell-style-name="Default"/>
        <table:table-column table:style-name="co3" table:default-cell-style-name="Default"/>
        <table:table-column table:style-name="co61" table:default-cell-style-name="Default"/>
        <table:table-column table:style-name="co7" table:default-cell-style-name="Default"/>
        <table:table-column table:style-name="co97" table:default-cell-style-name="Default"/>
        <table:table-column table:style-name="co26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67" table:default-cell-style-name="Default"/>
        <table:table-column table:style-name="co7" table:default-cell-style-name="Default"/>
        <table:table-column table:style-name="co39" table:default-cell-style-name="Default"/>
        <table:table-column table:style-name="co104" table:default-cell-style-name="Default"/>
        <table:table-column table:style-name="co88" table:default-cell-style-name="Default"/>
        <table:table-column table:style-name="co105" table:default-cell-style-name="Default"/>
        <table:table-column table:style-name="co67" table:default-cell-style-name="Default"/>
        <table:table-column table:style-name="co106" table:default-cell-style-name="Default"/>
        <table:table-column table:style-name="co7" table:default-cell-style-name="Default"/>
        <table:table-column table:style-name="co83" table:default-cell-style-name="Default"/>
        <table:table-column table:style-name="co86" table:default-cell-style-name="Default"/>
        <table:table-column table:style-name="co7" table:default-cell-style-name="Default"/>
        <table:table-column table:style-name="co55" table:default-cell-style-name="Default"/>
        <table:table-column table:style-name="co40" table:default-cell-style-name="Default"/>
        <table:table-column table:style-name="co29" table:default-cell-style-name="Default"/>
        <table:table-column table:style-name="co93" table:default-cell-style-name="Default"/>
        <table:table-column table:style-name="co61" table:default-cell-style-name="Default"/>
        <table:table-column table:style-name="co23" table:default-cell-style-name="Default"/>
        <table:table-column table:style-name="co7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78" table:default-cell-style-name="Default"/>
        <table:table-column table:style-name="co7" table:default-cell-style-name="Default"/>
        <table:table-column table:style-name="co87" table:number-columns-repeated="2" table:default-cell-style-name="Default"/>
        <table:table-column table:style-name="co6" table:default-cell-style-name="Default"/>
        <table:table-column table:style-name="co88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53" table:default-cell-style-name="Default"/>
        <table:table-column table:style-name="co7" table:default-cell-style-name="Default"/>
        <table:table-column table:style-name="co100" table:default-cell-style-name="Default"/>
        <table:table-column table:style-name="co99" table:default-cell-style-name="Default"/>
        <table:table-column table:style-name="co112" table:default-cell-style-name="Default"/>
        <table:table-column table:style-name="co7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7" table:default-cell-style-name="Default"/>
        <table:table-column table:style-name="co93" table:default-cell-style-name="Default"/>
        <table:table-column table:style-name="co115" table:default-cell-style-name="Default"/>
        <table:table-column table:style-name="co7" table:default-cell-style-name="Default"/>
        <table:table-column table:style-name="co3" table:default-cell-style-name="Default"/>
        <table:table-column table:style-name="co99" table:default-cell-style-name="Default"/>
        <table:table-column table:style-name="co7" table:default-cell-style-name="Default"/>
        <table:table-column table:style-name="co63" table:default-cell-style-name="Default"/>
        <table:table-column table:style-name="co82" table:default-cell-style-name="Default"/>
        <table:table-column table:style-name="co7" table:default-cell-style-name="Default"/>
        <table:table-column table:style-name="co93" table:default-cell-style-name="Default"/>
        <table:table-column table:style-name="co115" table:default-cell-style-name="Default"/>
        <table:table-column table:style-name="co116" table:default-cell-style-name="Default"/>
        <table:table-column table:style-name="co7" table:default-cell-style-name="Default"/>
        <table:table-column table:style-name="co108" table:default-cell-style-name="Default"/>
        <table:table-column table:style-name="co6" table:default-cell-style-name="Default"/>
        <table:table-column table:style-name="co117" table:default-cell-style-name="Default"/>
        <table:table-column table:style-name="co7" table:default-cell-style-name="Default"/>
        <table:table-column table:style-name="co4" table:default-cell-style-name="Default"/>
        <table:table-column table:style-name="co14" table:default-cell-style-name="Default"/>
        <table:table-column table:style-name="co68" table:default-cell-style-name="Default"/>
        <table:table-column table:style-name="co97" table:default-cell-style-name="Default"/>
        <table:table-column table:style-name="co107" table:default-cell-style-name="Default"/>
        <table:table-column table:style-name="co118" table:default-cell-style-name="Default"/>
        <table:table-column table:style-name="co97" table:default-cell-style-name="Default"/>
        <table:table-column table:style-name="co78" table:default-cell-style-name="Default"/>
        <table:table-column table:style-name="co7" table:number-columns-repeated="9" table:default-cell-style-name="Default"/>
        <table:table-column table:style-name="co99" table:default-cell-style-name="Default"/>
        <table:table-row table:style-name="ro1">
          <table:table-cell office:value-type="string">
            <text:p>MAIN</text:p>
          </table:table-cell>
          <table:table-cell office:value-type="string">
            <text:p>SUB FOLDER</text:p>
          </table:table-cell>
          <table:table-cell office:value-type="string">
            <text:p>FILTERS</text:p>
          </table:table-cell>
          <table:table-cell office:value-type="string">
            <text:p>FILTERS2</text:p>
          </table:table-cell>
          <table:table-cell office:value-type="string">
            <text:p>PRODUCT FOLDER</text:p>
          </table:table-cell>
          <table:table-cell office:value-type="string">
            <text:p>STYLES</text:p>
          </table:table-cell>
          <table:table-cell/>
          <table:table-cell office:value-type="string">
            <text:p>CATALOG PAGE LOCATION</text:p>
          </table:table-cell>
          <table:table-cell office:value-type="string">
            <text:p>USE X for MAIN IMAGE</text:p>
          </table:table-cell>
          <table:table-cell office:value-type="string">
            <text:p>POSSIBLE CODE CHANGE 1029/1030 ETC</text:p>
          </table:table-cell>
          <table:table-cell/>
          <table:table-cell office:value-type="string">
            <text:p>IMAGE FILE</text:p>
          </table:table-cell>
          <table:table-cell office:value-type="string">
            <text:p>Generic Product Number</text:p>
          </table:table-cell>
          <table:table-cell/>
          <table:table-cell office:value-type="string">
            <text:p>CODE under Product Name</text:p>
          </table:table-cell>
          <table:table-cell/>
          <table:table-cell office:value-type="string">
            <text:p>DO NOT USE Original NAME MUST CONVERT W/ ACTUAL STONE OR CHINA DESCRIPTION</text:p>
          </table:table-cell>
          <table:table-cell office:value-type="string">
            <text:p>IMAGE CAPTION / FINISH</text:p>
          </table:table-cell>
          <table:table-cell table:number-columns-repeated="2"/>
          <table:table-cell office:value-type="string">
            <text:p>GENERIC PRODUCT NAME _ Revised</text:p>
          </table:table-cell>
          <table:table-cell office:value-type="string">
            <text:p>line under NAME</text:p>
          </table:table-cell>
          <table:table-cell office:value-type="string">
            <text:p>CODE under Product Name</text:p>
          </table:table-cell>
          <table:table-cell office:value-type="string">
            <text:p>PRODUCT DESCRIPTION</text:p>
          </table:table-cell>
          <table:table-cell office:value-type="string">
            <text:p>ADDITIONAL INFO/FEATURES</text:p>
          </table:table-cell>
          <table:table-cell/>
          <table:table-cell office:value-type="string">
            <text:p>Tearsheets</text:p>
          </table:table-cell>
          <table:table-cell office:value-type="string">
            <text:p>Installation Sheet</text:p>
          </table:table-cell>
          <table:table-cell office:value-type="string">
            <text:p>3D</text:p>
          </table:table-cell>
          <table:table-cell office:value-type="string">
            <text:p>2D</text:p>
          </table:table-cell>
          <table:table-cell office:value-type="string">
            <text:p>dwg</text:p>
          </table:table-cell>
          <table:table-cell/>
          <table:table-cell office:value-type="string">
            <text:p>SATIN BRASS</text:p>
          </table:table-cell>
          <table:table-cell office:value-type="string">
            <text:p>POLISHED BRASS</text:p>
          </table:table-cell>
          <table:table-cell office:value-type="string">
            <text:p>BRUSHED CHROME</text:p>
          </table:table-cell>
          <table:table-cell office:value-type="string">
            <text:p>POLISHED CHROME</text:p>
          </table:table-cell>
          <table:table-cell office:value-type="string">
            <text:p>BRUSHED NICKEL</text:p>
          </table:table-cell>
          <table:table-cell office:value-type="string">
            <text:p>POLISHED NICKEL</text:p>
          </table:table-cell>
          <table:table-cell office:value-type="string">
            <text:p>FLEMISH PATINA</text:p>
          </table:table-cell>
          <table:table-cell office:value-type="string">
            <text:p>ENGLISH PATINA</text:p>
          </table:table-cell>
          <table:table-cell office:value-type="string">
            <text:p>VERDI ANTIQUE</text:p>
          </table:table-cell>
          <table:table-cell office:value-type="string">
            <text:p>OIL RUUBED BRASS</text:p>
          </table:table-cell>
          <table:table-cell office:value-type="string">
            <text:p>ANTIQUE PEWTER</text:p>
          </table:table-cell>
          <table:table-cell office:value-type="string">
            <text:p>GOLD PLATE</text:p>
          </table:table-cell>
          <table:table-cell office:value-type="string">
            <text:p>ANTIQUE GOLD</text:p>
          </table:table-cell>
          <table:table-cell office:value-type="string">
            <text:p>BURNISHED GOLD</text:p>
          </table:table-cell>
          <table:table-cell office:value-type="string">
            <text:p>ENGLISH SILVER</text:p>
          </table:table-cell>
          <table:table-cell office:value-type="string">
            <text:p>BURNISHED PLATINUM</text:p>
          </table:table-cell>
          <table:table-cell office:value-type="string">
            <text:p>BUTLER SILVER</text:p>
          </table:table-cell>
          <table:table-cell/>
          <table:table-cell office:value-type="string">
            <text:p>SOLID PLAIN COLORS</text:p>
          </table:table-cell>
          <table:table-cell office:value-type="string">
            <text:p>HAND DECORATE</text:p>
          </table:table-cell>
          <table:table-cell office:value-type="string">
            <text:p>HAND PAINTED</text:p>
          </table:table-cell>
          <table:table-cell office:value-type="string">
            <text:p>GOLD PLATINUM</text:p>
          </table:table-cell>
          <table:table-cell/>
          <table:table-cell office:value-type="string">
            <text:p>ROSE AURORA (RSAU)</text:p>
          </table:table-cell>
          <table:table-cell office:value-type="string">
            <text:p>ROSE DU MONTE (RSDM)</text:p>
          </table:table-cell>
          <table:table-cell office:value-type="string">
            <text:p>CARARRA (CARR)</text:p>
          </table:table-cell>
          <table:table-cell office:value-type="string">
            <text:p>MARIANELLA (MARI)</text:p>
          </table:table-cell>
          <table:table-cell office:value-type="string">
            <text:p>ANTIQUE WHITE (ANWH)</text:p>
          </table:table-cell>
          <table:table-cell office:value-type="string">
            <text:p>ANTIQUE BROWN (ANBR)</text:p>
          </table:table-cell>
          <table:table-cell office:value-type="string">
            <text:p>ESTREMOZ (ESTR)</text:p>
          </table:table-cell>
          <table:table-cell office:value-type="string">
            <text:p>VERDI VIANA (VERD)</text:p>
          </table:table-cell>
          <table:table-cell office:value-type="string">
            <text:p>CREMA MARFIL (CREMA) </text:p>
          </table:table-cell>
          <table:table-cell office:value-type="string">
            <text:p>BELGIAN BLACK (BLGB)</text:p>
          </table:table-cell>
          <table:table-cell office:value-type="string">
            <text:p>ROJO ALICANTE (ROJO)</text:p>
          </table:table-cell>
          <table:table-cell office:value-type="string">
            <text:p>BLACK MARBLE (BLMA)</text:p>
          </table:table-cell>
          <table:table-cell office:value-type="string">
            <text:p>ROSA LEVANTO (RSLV)</text:p>
          </table:table-cell>
          <table:table-cell office:value-type="string">
            <text:p>IMPERADOR BROWN (IMBR)</text:p>
          </table:table-cell>
          <table:table-cell office:value-type="string">
            <text:p>CARNICO GREY (CRGR)</text:p>
          </table:table-cell>
          <table:table-cell office:value-type="string">
            <text:p>ARABESCATO (ARAB)</text:p>
          </table:table-cell>
          <table:table-cell office:value-type="string">
            <text:p>NEGRO MARQUINA (NEMA)</text:p>
          </table:table-cell>
          <table:table-cell office:value-type="string">
            <text:p>PORTORO (PORT)</text:p>
          </table:table-cell>
          <table:table-cell office:value-type="string">
            <text:p>VALVERDE (VLVD)</text:p>
          </table:table-cell>
          <table:table-cell office:value-type="string">
            <text:p>CALACATTA (CALA)</text:p>
          </table:table-cell>
          <table:table-cell office:value-type="string">
            <text:p>PORT LAURENT (PTLA)</text:p>
          </table:table-cell>
          <table:table-cell/>
          <table:table-cell office:value-type="string">
            <text:p>ROCK CRYSTAL (RKCR)</text:p>
          </table:table-cell>
          <table:table-cell office:value-type="string">
            <text:p>ROSE QUARTZ (RSQU)</text:p>
          </table:table-cell>
          <table:table-cell office:value-type="string">
            <text:p>AMETHYST (AMET)</text:p>
          </table:table-cell>
          <table:table-cell/>
          <table:table-cell office:value-type="string">
            <text:p>LAPIS LAZULI (LAPI)</text:p>
          </table:table-cell>
          <table:table-cell office:value-type="string">
            <text:p>MALACHITE (MALA)</text:p>
          </table:table-cell>
          <table:table-cell office:value-type="string">
            <text:p>JASPER (JASP)</text:p>
          </table:table-cell>
          <table:table-cell office:value-type="string">
            <text:p>BROWN TIGER EYE (BRTI) </text:p>
          </table:table-cell>
          <table:table-cell office:value-type="string">
            <text:p>BLUE TIGER EYE (BLTI)</text:p>
          </table:table-cell>
          <table:table-cell office:value-type="string">
            <text:p>RHODOCHROSITE (RHOD)</text:p>
          </table:table-cell>
          <table:table-cell/>
          <table:table-cell office:value-type="string">
            <text:p>BLAKC ONYX (BKOX)</text:p>
          </table:table-cell>
          <table:table-cell office:value-type="string">
            <text:p>WHITE ONYX (WHOX)</text:p>
          </table:table-cell>
          <table:table-cell office:value-type="string">
            <text:p>HONEY ONYX (HNOX)</text:p>
          </table:table-cell>
          <table:table-cell office:value-type="string">
            <text:p>GREEN ONYX (GROX)</text:p>
          </table:table-cell>
          <table:table-cell office:value-type="string">
            <text:p>PINK ONYX (PKOX)</text:p>
          </table:table-cell>
          <table:table-cell office:value-type="string">
            <text:p>BROWN ONYX (BROX)</text:p>
          </table:table-cell>
          <table:table-cell/>
          <table:table-cell office:value-type="string">
            <text:p>ARCO</text:p>
          </table:table-cell>
          <table:table-cell office:value-type="string">
            <text:p>APOLLO</text:p>
          </table:table-cell>
          <table:table-cell office:value-type="string">
            <text:p>NOUVEAU</text:p>
          </table:table-cell>
          <table:table-cell office:value-type="string">
            <text:p>MOLECULES</text:p>
          </table:table-cell>
          <table:table-cell/>
          <table:table-cell office:value-type="string">
            <text:p>HARRISON</text:p>
          </table:table-cell>
          <table:table-cell office:value-type="string">
            <text:p>GREY</text:p>
          </table:table-cell>
          <table:table-cell/>
          <table:table-cell office:value-type="string">
            <text:p>RIBBON &amp; REED</text:p>
          </table:table-cell>
          <table:table-cell office:value-type="string">
            <text:p>1065 ONYX HNOX</text:p>
          </table:table-cell>
          <table:table-cell office:value-type="string">
            <text:p>1029 scalloped china WHT</text:p>
          </table:table-cell>
          <table:table-cell/>
          <table:table-cell office:value-type="string">
            <text:p>SWAN</text:p>
          </table:table-cell>
          <table:table-cell office:value-type="string">
            <text:p>DOLPHIN</text:p>
          </table:table-cell>
          <table:table-cell office:value-type="string">
            <text:p>1040 semiprecious LEAVES RSQU</text:p>
          </table:table-cell>
          <table:table-cell/>
          <table:table-cell office:value-type="string">
            <text:p>BASIN AND BAR SETS</text:p>
          </table:table-cell>
          <table:table-cell office:value-type="string">
            <text:p>TUB AND SHOWER COMPONENTS</text:p>
          </table:table-cell>
          <table:table-cell office:value-type="string">
            <text:p>WATER CLOSET AND BIDET FITTINGS</text:p>
          </table:table-cell>
          <table:table-cell/>
          <table:table-cell office:value-type="string">
            <text:p>BATHROOM</text:p>
          </table:table-cell>
          <table:table-cell office:value-type="string">
            <text:p>COUNTER TOPS</text:p>
          </table:table-cell>
          <table:table-cell office:value-type="string">
            <text:p>MEDICISNE CABINETS</text:p>
          </table:table-cell>
          <table:table-cell/>
          <table:table-cell office:value-type="string">
            <text:p>SINKS</text:p>
          </table:table-cell>
          <table:table-cell office:value-type="string">
            <text:p>PEDESTAL</text:p>
          </table:table-cell>
          <table:table-cell office:value-type="string">
            <text:p>CONSOLES</text:p>
          </table:table-cell>
          <table:table-cell office:value-type="string">
            <text:p><text:s/>COUNTERS AND VVANITIES</text:p>
          </table:table-cell>
          <table:table-cell office:value-type="string">
            <text:p>TUBS</text:p>
          </table:table-cell>
          <table:table-cell office:value-type="string">
            <text:p>WAER CLOSET AND BIDET FIXTURES</text:p>
          </table:table-cell>
          <table:table-cell/>
          <table:table-cell office:value-type="string">
            <text:p>DOOR LEVERS</text:p>
          </table:table-cell>
          <table:table-cell office:value-type="string">
            <text:p>DOOR KNOBS</text:p>
          </table:table-cell>
          <table:table-cell office:value-type="string">
            <text:p>CABINET AND DRAWER PULLS</text:p>
          </table:table-cell>
          <table:table-cell office:value-type="string">
            <text:p>DOOR TRIM</text:p>
          </table:table-cell>
          <table:table-cell office:value-type="string">
            <text:p>WALL TRIM</text:p>
          </table:table-cell>
          <table:table-cell/>
          <table:table-cell office:value-type="string">
            <text:p>CEILING LIGHTS</text:p>
          </table:table-cell>
          <table:table-cell office:value-type="string">
            <text:p>WALL LIGHTS</text:p>
          </table:table-cell>
          <table:table-cell office:value-type="string">
            <text:p>TABLE LAMPS</text:p>
          </table:table-cell>
          <table:table-cell table:number-columns-repeated="2"/>
          <table:table-cell office:value-type="string">
            <text:p>WALLPAPERS</text:p>
          </table:table-cell>
          <table:table-cell office:value-type="string">
            <text:p>CERAMIC</text:p>
          </table:table-cell>
          <table:table-cell office:value-type="string">
            <text:p>MARBLE</text:p>
          </table:table-cell>
          <table:table-cell table:number-columns-repeated="3"/>
          <table:table-cell office:value-type="string">
            <text:p>FITTINGS</text:p>
          </table:table-cell>
          <table:table-cell office:value-type="string">
            <text:p>FIXTURES</text:p>
          </table:table-cell>
          <table:table-cell office:value-type="string">
            <text:p>ACCESSORIES</text:p>
          </table:table-cell>
          <table:table-cell office:value-type="string">
            <text:p>HARDWARE</text:p>
          </table:table-cell>
          <table:table-cell office:value-type="string">
            <text:p>LIGHTING</text:p>
          </table:table-cell>
          <table:table-cell office:value-type="string">
            <text:p>WALLCOVERING</text:p>
          </table:table-cell>
          <table:table-cell/>
          <table:table-cell office:value-type="string">
            <text:p>LEVER (LVR)</text:p>
          </table:table-cell>
          <table:table-cell office:value-type="string">
            <text:p>KNOB (KNB)</text:p>
          </table:table-cell>
          <table:table-cell/>
          <table:table-cell office:value-type="string">
            <text:p>METAL</text:p>
          </table:table-cell>
          <table:table-cell office:value-type="string">
            <text:p>CHINA</text:p>
          </table:table-cell>
          <table:table-cell office:value-type="string">
            <text:p>ONYX</text:p>
          </table:table-cell>
          <table:table-cell office:value-type="string">
            <text:p>SEMIPRECIOUS STONE</text:p>
          </table:table-cell>
          <table:table-cell/>
          <table:table-cell office:value-type="string">
            <text:p>ORNATE</text:p>
          </table:table-cell>
          <table:table-cell office:value-type="string">
            <text:p>TRADITIONAL</text:p>
          </table:table-cell>
          <table:table-cell office:value-type="string">
            <text:p>CLASSIC</text:p>
          </table:table-cell>
          <table:table-cell office:value-type="string">
            <text:p>MID CENTURY</text:p>
          </table:table-cell>
          <table:table-cell office:value-type="string">
            <text:p>CONTEMPORARY</text:p>
          </table:table-cell>
          <table:table-cell/>
          <table:table-cell office:value-type="string">
            <text:p>UNDER EDGE</text:p>
          </table:table-cell>
          <table:table-cell office:value-type="string">
            <text:p>OVER EDGE</text:p>
          </table:table-cell>
          <table:table-cell/>
          <table:table-cell office:value-type="string">
            <text:p>HAND DECORATED</text:p>
          </table:table-cell>
          <table:table-cell office:value-type="string">
            <text:p>HAND PAINTED</text:p>
          </table:table-cell>
          <table:table-cell office:value-type="string">
            <text:p>GOLD &amp; PLATINUMS</text:p>
          </table:table-cell>
          <table:table-cell office:value-type="string">
            <text:p>MARBLE</text:p>
          </table:table-cell>
          <table:table-cell office:value-type="string">
            <text:p>ONYX</text:p>
          </table:table-cell>
          <table:table-cell/>
          <table:table-cell office:value-type="string">
            <text:p>HAND DECORATED</text:p>
          </table:table-cell>
          <table:table-cell office:value-type="string">
            <text:p>HAND PAINTED</text:p>
          </table:table-cell>
          <table:table-cell office:value-type="string">
            <text:p>GOLD &amp; PLATINUMS</text:p>
          </table:table-cell>
          <table:table-cell office:value-type="string">
            <text:p>MARBLE</text:p>
          </table:table-cell>
          <table:table-cell office:value-type="string">
            <text:p>ONYX</text:p>
          </table:table-cell>
          <table:table-cell/>
          <table:table-cell office:value-type="string">
            <text:p>ORNATE</text:p>
          </table:table-cell>
          <table:table-cell office:value-type="string">
            <text:p>TRADITIONAL</text:p>
          </table:table-cell>
          <table:table-cell office:value-type="string">
            <text:p>CLASSIC</text:p>
          </table:table-cell>
          <table:table-cell office:value-type="string">
            <text:p>MID CENTURY</text:p>
          </table:table-cell>
          <table:table-cell office:value-type="string">
            <text:p>CONTEMPORARY</text:p>
          </table:table-cell>
          <table:table-cell/>
          <table:table-cell office:value-type="string">
            <text:p>CONSOLES</text:p>
          </table:table-cell>
          <table:table-cell office:value-type="string">
            <text:p>COUNTERS</text:p>
          </table:table-cell>
          <table:table-cell office:value-type="string">
            <text:p>VANITIES</text:p>
          </table:table-cell>
          <table:table-cell office:value-type="string">
            <text:p>LEGS</text:p>
          </table:table-cell>
          <table:table-cell/>
          <table:table-cell office:value-type="string">
            <text:p>MARBLE</text:p>
          </table:table-cell>
          <table:table-cell office:value-type="string">
            <text:p>ONYX</text:p>
          </table:table-cell>
          <table:table-cell office:value-type="string">
            <text:p>SEMIPRECIOUS</text:p>
          </table:table-cell>
          <table:table-cell office:value-type="string">
            <text:p>METAL</text:p>
          </table:table-cell>
          <table:table-cell office:value-type="string">
            <text:p>WOOD</text:p>
          </table:table-cell>
          <table:table-cell/>
          <table:table-cell office:value-type="string">
            <text:p>MARBLE</text:p>
          </table:table-cell>
          <table:table-cell office:value-type="string">
            <text:p>ONYX</text:p>
          </table:table-cell>
          <table:table-cell/>
          <table:table-cell office:value-type="string">
            <text:p>ORNATE</text:p>
          </table:table-cell>
          <table:table-cell office:value-type="string">
            <text:p>TRADITIONAL</text:p>
          </table:table-cell>
          <table:table-cell office:value-type="string">
            <text:p>CLASSIC</text:p>
          </table:table-cell>
          <table:table-cell office:value-type="string">
            <text:p>MID CENTURY</text:p>
          </table:table-cell>
          <table:table-cell office:value-type="string">
            <text:p>CONTEMPORARY</text:p>
          </table:table-cell>
          <table:table-cell/>
          <table:table-cell office:value-type="string">
            <text:p>CHINA</text:p>
          </table:table-cell>
          <table:table-cell office:value-type="string">
            <text:p>MARBLE</text:p>
          </table:table-cell>
          <table:table-cell office:value-type="string">
            <text:p>ONYX</text:p>
          </table:table-cell>
          <table:table-cell/>
          <table:table-cell office:value-type="string">
            <text:p>ORNATE</text:p>
          </table:table-cell>
          <table:table-cell office:value-type="string">
            <text:p>TRADITIONAL</text:p>
          </table:table-cell>
          <table:table-cell office:value-type="string">
            <text:p>CLASSIC</text:p>
          </table:table-cell>
          <table:table-cell office:value-type="string">
            <text:p>MID CENTURY</text:p>
          </table:table-cell>
          <table:table-cell office:value-type="string">
            <text:p>CONTEMPORARY</text:p>
          </table:table-cell>
          <table:table-cell/>
          <table:table-cell office:value-type="string">
            <text:p>TOWEL HOLDERS</text:p>
          </table:table-cell>
          <table:table-cell office:value-type="string">
            <text:p>soap dish and tumbler holders</text:p>
          </table:table-cell>
          <table:table-cell office:value-type="string">
            <text:p>SHELVES</text:p>
          </table:table-cell>
          <table:table-cell office:value-type="string">
            <text:p>HOOKS</text:p>
          </table:table-cell>
          <table:table-cell office:value-type="string">
            <text:p>PAPER HOLDERS</text:p>
          </table:table-cell>
          <table:table-cell office:value-type="string">
            <text:p>WASTE BASKETS</text:p>
          </table:table-cell>
          <table:table-cell/>
          <table:table-cell office:value-type="string">
            <text:p>SOAP DISHES</text:p>
          </table:table-cell>
          <table:table-cell office:value-type="string">
            <text:p>TUMBLERS</text:p>
          </table:table-cell>
          <table:table-cell/>
          <table:table-cell office:value-type="string">
            <text:p>HAND DECORATED</text:p>
          </table:table-cell>
          <table:table-cell office:value-type="string">
            <text:p>HAND PAINTED</text:p>
          </table:table-cell>
          <table:table-cell office:value-type="string">
            <text:p>GOLD &amp; PLATINUMS</text:p>
          </table:table-cell>
          <table:table-cell office:value-type="string">
            <text:p>METAL</text:p>
          </table:table-cell>
          <table:table-cell office:value-type="string">
            <text:p>ONYX</text:p>
          </table:table-cell>
          <table:table-cell office:value-type="string">
            <text:p>SEMIPRECIOUS</text:p>
          </table:table-cell>
          <table:table-cell/>
          <table:table-cell office:value-type="string">
            <text:p>LEVERS</text:p>
          </table:table-cell>
          <table:table-cell office:value-type="string">
            <text:p>KNOBS</text:p>
          </table:table-cell>
          <table:table-cell/>
          <table:table-cell office:value-type="string">
            <text:p>KNOBS</text:p>
          </table:table-cell>
          <table:table-cell office:value-type="string">
            <text:p>DROP PULLS</text:p>
          </table:table-cell>
          <table:table-cell office:value-type="string">
            <text:p>BAR PULLS</text:p>
          </table:table-cell>
          <table:table-cell/>
          <table:table-cell office:value-type="string">
            <text:p>PUSH PLATES</text:p>
          </table:table-cell>
          <table:table-cell office:value-type="string">
            <text:p>BACK PLATES</text:p>
          </table:table-cell>
          <table:table-cell office:value-type="string">
            <text:p>HINGES</text:p>
          </table:table-cell>
          <table:table-cell office:value-type="string">
            <text:p>LATCHES</text:p>
          </table:table-cell>
          <table:table-cell office:value-type="string">
            <text:p>THUMB TURNS</text:p>
          </table:table-cell>
          <table:table-cell office:value-type="string">
            <text:p>FLUSH PULLS</text:p>
          </table:table-cell>
          <table:table-cell office:value-type="string">
            <text:p>KEY HOLE COVER</text:p>
          </table:table-cell>
          <table:table-cell/>
          <table:table-cell office:value-type="string">
            <text:p>DOOR STOPS</text:p>
          </table:table-cell>
          <table:table-cell office:value-type="string">
            <text:p>BELL COVERS</text:p>
          </table:table-cell>
          <table:table-cell office:value-type="string">
            <text:p>ELECTRICAL PLATES</text:p>
          </table:table-cell>
          <table:table-cell/>
          <table:table-cell office:value-type="string">
            <text:p>CHANDELIERS</text:p>
          </table:table-cell>
          <table:table-cell office:value-type="string">
            <text:p>FLUSH MOUNTED</text:p>
          </table:table-cell>
          <table:table-cell/>
          <table:table-cell office:value-type="string">
            <text:p>METAL</text:p>
          </table:table-cell>
          <table:table-cell office:value-type="string">
            <text:p>FLORENTINE FINISH</text:p>
          </table:table-cell>
          <table:table-cell/>
          <table:table-cell office:value-type="string">
            <text:p>BEADED</text:p>
          </table:table-cell>
          <table:table-cell office:value-type="string">
            <text:p>CUT CRYSTAL</text:p>
          </table:table-cell>
          <table:table-cell/>
          <table:table-cell office:value-type="string">
            <text:p>SCONCES</text:p>
          </table:table-cell>
          <table:table-cell office:value-type="string">
            <text:p>PANEL LIGHTS</text:p>
          </table:table-cell>
          <table:table-cell/>
          <table:table-cell office:value-type="string">
            <text:p>METAL</text:p>
          </table:table-cell>
          <table:table-cell office:value-type="string">
            <text:p>FLORENTINE FINISH</text:p>
          </table:table-cell>
          <table:table-cell office:value-type="string">
            <text:p>GESSO WOOD</text:p>
          </table:table-cell>
          <table:table-cell/>
          <table:table-cell office:value-type="string">
            <text:p>TOILES</text:p>
          </table:table-cell>
          <table:table-cell office:value-type="string">
            <text:p>FLORAL</text:p>
          </table:table-cell>
          <table:table-cell office:value-type="string">
            <text:p>geomertic</text:p>
          </table:table-cell>
          <table:table-cell/>
          <table:table-cell office:value-type="string">
            <text:p>NUETRAL</text:p>
          </table:table-cell>
          <table:table-cell office:value-type="string">
            <text:p>BLUE</text:p>
          </table:table-cell>
          <table:table-cell office:value-type="string">
            <text:p>PINKS</text:p>
          </table:table-cell>
          <table:table-cell office:value-type="string">
            <text:p>YELLOW</text:p>
          </table:table-cell>
          <table:table-cell office:value-type="string">
            <text:p>BLACKS</text:p>
          </table:table-cell>
          <table:table-cell office:value-type="string">
            <text:p>REDS</text:p>
          </table:table-cell>
          <table:table-cell office:value-type="string">
            <text:p>GREENS</text:p>
          </table:table-cell>
          <table:table-cell office:value-type="string">
            <text:p>METALLICS</text:p>
          </table:table-cell>
          <table:table-cell table:number-columns-repeated="10"/>
        </table:table-row>
        <table:table-row table:style-name="ro1">
          <table:table-cell office:value-type="string">
            <text:p>SAMPLE -FITTINGS</text:p>
          </table:table-cell>
          <table:table-cell table:number-columns-repeated="2" office:value-type="string">
            <text:p>TUB</text:p>
          </table:table-cell>
          <table:table-cell/>
          <table:table-cell office:value-type="float" office:value="990">
            <text:p>990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0990T/S-ES</text:p>
          </table:table-cell>
          <table:table-cell table:number-columns-repeated="2"/>
          <table:table-cell office:value-type="string">
            <text:p>0990T/S-FINISH</text:p>
          </table:table-cell>
          <table:table-cell/>
          <table:table-cell office:value-type="string">
            <text:p>Grey Series I Tub and Shower Set</text:p>
          </table:table-cell>
          <table:table-cell office:value-type="string">
            <text:p>0990T/S-ES&lt;br /&gt;Grey Series I Wall Tub and Shower Set in English Silver</text:p>
          </table:table-cell>
          <table:table-cell table:number-columns-repeated="2"/>
          <table:table-cell office:value-type="string">
            <text:p>Grey Series I Tub Shower Set</text:p>
          </table:table-cell>
          <table:table-cell/>
          <table:table-cell office:value-type="string">
            <text:p>0990T/S-FINISH</text:p>
          </table:table-cell>
          <table:table-cell table:number-columns-repeated="9"/>
          <table:table-cell table:number-columns-repeated="17" office:value-type="string">
            <text:p>x</text:p>
          </table:table-cell>
          <table:table-cell table:number-columns-repeated="52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6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30"/>
          <table:table-cell office:value-type="string">
            <text:p><text:s/>7215SC-2ACG</text:p>
          </table:table-cell>
        </table:table-row>
        <table:table-row table:style-name="ro1">
          <table:table-cell office:value-type="string">
            <text:p>FITTINGS</text:p>
          </table:table-cell>
          <table:table-cell office:value-type="string">
            <text:p>Basin Sets</text:p>
          </table:table-cell>
          <table:table-cell office:value-type="string">
            <text:p>Levers</text:p>
          </table:table-cell>
          <table:table-cell/>
          <table:table-cell office:value-type="string">
            <text:p>Contemporary </text:p>
          </table:table-cell>
          <table:table-cell office:value-type="string">
            <text:p>ARCO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008BSN108-CP</text:p>
          </table:table-cell>
          <table:table-cell office:value-type="string">
            <text:p>008BSN108-XX</text:p>
          </table:table-cell>
          <table:table-cell/>
          <table:table-cell office:value-type="string">
            <text:p>008BSN108-CP</text:p>
          </table:table-cell>
          <table:table-cell office:value-type="string">
            <text:p>&lt;br /&gt;</text:p>
          </table:table-cell>
          <table:table-cell office:value-type="string">
            <text:p>Arco with Arco Lever basin set</text:p>
          </table:table-cell>
          <table:table-cell office:value-type="string">
            <text:p>008BSN108-CP&lt;br /&gt;Arco with Arco Lever basin set</text:p>
          </table:table-cell>
          <table:table-cell table:number-columns-repeated="2"/>
          <table:table-cell office:value-type="string">
            <text:p>Arco With Arco Lever</text:p>
          </table:table-cell>
          <table:table-cell/>
          <table:table-cell office:value-type="string">
            <text:p>008BSN108</text:p>
          </table:table-cell>
          <table:table-cell/>
          <table:table-cell office:value-type="string">
            <text:p>108-008-BSN</text:p>
          </table:table-cell>
          <table:table-cell office:value-type="string">
            <text:p>LOW ESCUTCHEONS</text:p>
          </table:table-cell>
          <table:table-cell table:number-columns-repeated="6"/>
          <table:table-cell table:number-columns-repeated="17" office:value-type="string">
            <text:p>x</text:p>
          </table:table-cell>
          <table:table-cell table:number-columns-repeated="240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Basin Sets</text:p>
          </table:table-cell>
          <table:table-cell office:value-type="string">
            <text:p>Levers</text:p>
          </table:table-cell>
          <table:table-cell/>
          <table:table-cell office:value-type="string">
            <text:p>Contemporary </text:p>
          </table:table-cell>
          <table:table-cell table:number-columns-repeated="6"/>
          <table:table-cell office:value-type="string">
            <text:p>008BSN108-RHOD-CP</text:p>
          </table:table-cell>
          <table:table-cell office:value-type="string">
            <text:p>008BSN108-SLSL-XX</text:p>
          </table:table-cell>
          <table:table-cell/>
          <table:table-cell office:value-type="string">
            <text:p>008BSN108-RHOD-CP</text:p>
          </table:table-cell>
          <table:table-cell office:value-type="string">
            <text:p>&lt;br /&gt;</text:p>
          </table:table-cell>
          <table:table-cell office:value-type="string">
            <text:p>Arco with Rhodochrosite Arco Lever basin set</text:p>
          </table:table-cell>
          <table:table-cell office:value-type="string">
            <text:p>008BSN108-CP&lt;br /&gt;Arco with Rhodochrosite Arco Lever basin set</text:p>
          </table:table-cell>
          <table:table-cell table:number-columns-repeated="2"/>
          <table:table-cell office:value-type="string">
            <text:p>Arco With Semiprecious Arco Lever</text:p>
          </table:table-cell>
          <table:table-cell/>
          <table:table-cell office:value-type="string">
            <text:p>008BSN108-RHOD</text:p>
          </table:table-cell>
          <table:table-cell/>
          <table:table-cell office:value-type="string">
            <text:p>108-008-BSN-RHOD</text:p>
          </table:table-cell>
          <table:table-cell office:value-type="string">
            <text:p>LOW ESCUTCHEONS</text:p>
          </table:table-cell>
          <table:table-cell table:number-columns-repeated="6"/>
          <table:table-cell table:number-columns-repeated="17" office:value-type="string">
            <text:p>x</text:p>
          </table:table-cell>
          <table:table-cell table:number-columns-repeated="32"/>
          <table:table-cell table:number-columns-repeated="6" office:value-type="string">
            <text:p>x</text:p>
          </table:table-cell>
          <table:table-cell table:number-columns-repeated="202"/>
        </table:table-row>
        <table:table-row table:style-name="ro2">
          <table:table-cell office:value-type="string">
            <text:p>FITTINGS</text:p>
          </table:table-cell>
          <table:table-cell office:value-type="string">
            <text:p>Basin Sets</text:p>
          </table:table-cell>
          <table:table-cell office:value-type="string">
            <text:p>Levers</text:p>
          </table:table-cell>
          <table:table-cell/>
          <table:table-cell table:number-columns-repeated="2" office:value-type="string">
            <text:p>Traditional</text:p>
          </table:table-cell>
          <table:table-cell/>
          <table:table-cell office:value-type="float" office:value="91">
            <text:p>9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1029BSN821-04WH-GP</text:p>
          </table:table-cell>
          <table:table-cell office:value-type="string">
            <text:p>1029BSN821-04CC-XX</text:p>
          </table:table-cell>
          <table:table-cell/>
          <table:table-cell office:value-type="string">
            <text:p>1029BSN821-04WH-GP</text:p>
          </table:table-cell>
          <table:table-cell office:value-type="string">
            <text:p>&lt;br /&gt;</text:p>
          </table:table-cell>
          <table:table-cell office:value-type="string">
            <text:p>Provence China Fluted Lever</text:p>
          </table:table-cell>
          <table:table-cell table:number-columns-repeated="3"/>
          <table:table-cell office:value-type="string">
            <text:p>Provence China Fluted Lever</text:p>
          </table:table-cell>
          <table:table-cell/>
          <table:table-cell office:value-type="string">
            <text:p>1029BSN821-04WH</text:p>
          </table:table-cell>
          <table:table-cell table:number-columns-repeated="9"/>
          <table:table-cell table:number-columns-repeated="17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3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11/16/2015</text:date>, <text:time>20:47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Unix OpenOffice.org_project/411m6$Build-9775</meta:generator>
    <dc:date>2015-11-16T20:47:09</dc:date>
    <dc:creator>Wake Lankard</dc:creator>
    <meta:editing-duration>PT59S</meta:editing-duration>
    <meta:editing-cycles>1</meta:editing-cycles>
    <meta:document-statistic meta:table-count="1" meta:cell-count="362" meta:object-count="0"/>
  </office:meta>
</office:document-meta>
</file>